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fo:font-size="40pt" fo:language="de" fo:country="AT" style:font-name-asian="Lucida Sans Unicode" style:font-size-asian="40pt" style:language-asian="none" style:country-asian="none" style:font-name-complex="Tahoma" style:font-size-complex="40pt" style:language-complex="none" style:country-complex="none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60pt" fo:language="de" fo:country="AT" style:font-name-asian="Lucida Sans Unicode" style:font-size-asian="60pt" style:language-asian="none" style:country-asian="none" style:font-name-complex="Tahoma" style:font-size-complex="60pt" style:language-complex="none" style:country-complex="none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40pt" fo:language="de" fo:country="AT" style:font-name-asian="Lucida Sans Unicode" style:font-size-asian="40pt" style:language-asian="none" style:country-asian="none" style:font-name-complex="Tahoma" style:font-size-complex="40pt" style:language-complex="none" style:country-complex="none"/>
    </style:style>
    <style:style style:name="P6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  <style:text-properties style:use-window-font-color="true" fo:font-size="15pt" fo:language="de" fo:country="AT" style:text-underline-style="solid" style:text-underline-width="auto" style:text-underline-color="font-color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P7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</style:style>
    <style:style style:name="P8" style:family="paragraph" style:parent-style-name="Standard">
      <style:paragraph-properties fo:text-align="start" style:justify-single-word="false" fo:break-before="page">
        <style:tab-stops>
          <style:tab-stop style:position="2.566cm"/>
        </style:tab-stops>
      </style:paragraph-properties>
      <style:text-properties style:use-window-font-color="true" fo:font-size="15pt" fo:language="de" fo:country="AT" style:text-underline-style="none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T1" style:family="text">
      <style:text-properties style:use-window-font-color="true" fo:font-size="15pt" fo:language="de" fo:country="AT" style:text-underline-style="solid" style:text-underline-width="auto" style:text-underline-color="font-color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T2" style:family="text">
      <style:text-properties style:use-window-font-color="true" fo:font-size="15pt" fo:language="de" fo:country="AT" style:text-underline-style="none" style:font-name-asian="Lucida Sans Unicode" style:font-size-asian="15pt" style:language-asian="none" style:country-asian="none" style:font-name-complex="Tahoma" style:font-size-complex="15pt" style:language-complex="none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plan grob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PSI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>Gruppe 06:</text:span><text:span text:style-name="T2"> Feledi, Firato, Mildner, Zapotocky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2" style:family="paragraph" style:parent-style-name="Footer">
      <style:paragraph-properties fo:text-align="end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autoPSI::Projektplan grob</text:p>
      </style:header>
      <style:footer>
        <text:p text:style-name="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02T10:44:12</meta:creation-date>
    <dc:date>2006-05-02T10:45:51</dc:date>
    <dc:language>de-AT</dc:language>
    <meta:editing-cycles>5</meta:editing-cycles>
    <meta:editing-duration>PT1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" meta:word-count="12" meta:character-count="94"/>
  </office:meta>
</office:document-meta>
</file>